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formula="of:= [.D51] + [.C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2" calcext:value-type="date">
            <text:p>22.09.2021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 [.D52] + [.C53]" office:value-type="float" office:value="82432" calcext:value-type="float">
            <text:p>82 432</text:p>
          </table:table-cell>
          <table:table-cell table:style-name="ce7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64.6666666666667" calcext:value-type="float">
            <text:p>64,67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table:style-name="ce5"/>
          <table:table-cell table:style-name="ce5" table:formula="of:= [.D53] + [.C54]" office:value-type="float" office:value="82432" calcext:value-type="float">
            <text:p>82 432</text:p>
          </table:table-cell>
          <table:table-cell table:style-name="ce5"/>
          <table:table-cell table:formula="of:= [.F53] + [.E54]" office:value-type="float" office:value="424067" calcext:value-type="float">
            <text:p>424 067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float" office:value="103.833333333333" calcext:value-type="float">
            <text:p>103,83</text:p>
          </table:table-cell>
          <table:table-cell table:number-columns-repeated="2"/>
          <table:table-cell table:formula="of:= [.J54] - [.J53] - [.I54]" office:value-type="float" office:value="-1700973" calcext:value-type="float">
            <text:p>-1 700 973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 table:style-name="ce5"/>
          <table:table-cell table:style-name="ce5" table:formula="of:= [.D54] + [.C55]" office:value-type="float" office:value="82432" calcext:value-type="float">
            <text:p>82 432</text:p>
          </table:table-cell>
          <table:table-cell table:style-name="ce5"/>
          <table:table-cell table:formula="of:= [.F54] + [.E55]" office:value-type="float" office:value="424067" calcext:value-type="float">
            <text:p>424 067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table:style-name="ce5"/>
          <table:table-cell table:style-name="ce5" table:formula="of:= [.D55] + [.C56]" office:value-type="float" office:value="82432" calcext:value-type="float">
            <text:p>82 432</text:p>
          </table:table-cell>
          <table:table-cell table:style-name="ce5"/>
          <table:table-cell table:formula="of:= [.F55] + [.E56]" office:value-type="float" office:value="424067" calcext:value-type="float">
            <text:p>424 067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table:style-name="ce5"/>
          <table:table-cell table:style-name="ce5" table:formula="of:= [.D56] + [.C57]" office:value-type="float" office:value="82432" calcext:value-type="float">
            <text:p>82 432</text:p>
          </table:table-cell>
          <table:table-cell table:style-name="ce5"/>
          <table:table-cell table:formula="of:= [.F56] + [.E57]" office:value-type="float" office:value="424067" calcext:value-type="float">
            <text:p>424 067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style-name="ce5" table:formula="of:= [.D57] + [.C58]" office:value-type="float" office:value="82432" calcext:value-type="float">
            <text:p>82 432</text:p>
          </table:table-cell>
          <table:table-cell table:style-name="ce5"/>
          <table:table-cell table:formula="of:= [.F57] + [.E58]" office:value-type="float" office:value="424067" calcext:value-type="float">
            <text:p>424 067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style-name="ce5" table:formula="of:= [.D58] + [.C59]" office:value-type="float" office:value="82432" calcext:value-type="float">
            <text:p>82 432</text:p>
          </table:table-cell>
          <table:table-cell table:style-name="ce5"/>
          <table:table-cell table:formula="of:= [.F58] + [.E59]" office:value-type="float" office:value="424067" calcext:value-type="float">
            <text:p>424 067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style-name="ce5" table:formula="of:= [.D59] + [.C60]" office:value-type="float" office:value="82432" calcext:value-type="float">
            <text:p>82 432</text:p>
          </table:table-cell>
          <table:table-cell table:style-name="ce5"/>
          <table:table-cell table:formula="of:= [.F59] + [.E60]" office:value-type="float" office:value="424067" calcext:value-type="float">
            <text:p>424 067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style-name="ce5" table:formula="of:= [.D60] + [.C61]" office:value-type="float" office:value="82432" calcext:value-type="float">
            <text:p>82 432</text:p>
          </table:table-cell>
          <table:table-cell table:style-name="ce5"/>
          <table:table-cell table:formula="of:= [.F60] + [.E61]" office:value-type="float" office:value="424067" calcext:value-type="float">
            <text:p>424 067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3T09:21:13.643737315</dc:date>
    <dc:creator>Tomáš Metelka</dc:creator>
    <meta:editing-duration>P30DT23H14M22S</meta:editing-duration>
    <meta:editing-cycles>43</meta:editing-cycles>
    <meta:generator>LibreOffice/6.0.7.3$Linux_X86_64 LibreOffice_project/00m0$Build-3</meta:generator>
    <meta:document-statistic meta:table-count="1" meta:cell-count="416" meta:object-count="0"/>
  </office:meta>
</office:document-meta>
</file>